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1cm" fo:min-width="4.08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  <style:paragraph-properties style:writing-mode="lr-tb"/>
    </style:style>
    <style:style style:name="gr4" style:family="graphic" style:parent-style-name="standard">
      <style:graphic-properties draw:fill="solid" draw:fill-color="#eeeeee" draw:textarea-horizontal-align="justify" draw:textarea-vertical-align="middle" draw:auto-grow-height="false" fo:min-height="3.25cm" fo:min-width="5.25cm" loext:decorative="false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11cm" fo:min-width="6.369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85cm" loext:decorative="false"/>
      <style:paragraph-properties style:writing-mode="lr-tb"/>
    </style:style>
    <style:style style:name="gr8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5cm" fo:min-width="11.25cm" loext:decorative="false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1.2cm" fo:min-width="8.5cm" loext:decorative="false"/>
      <style:paragraph-properties style:writing-mode="lr-tb"/>
    </style:style>
    <style:style style:name="gr10" style:family="graphic" style:parent-style-name="standard">
      <style:graphic-properties draw:fill="solid" draw:fill-color="#eeeeee" draw:textarea-horizontal-align="justify" draw:textarea-vertical-align="middle" draw:auto-grow-height="false" fo:min-height="0.75cm" fo:min-width="2.626cm" loext:decorative="false"/>
      <style:paragraph-properties style:writing-mode="lr-tb"/>
    </style:style>
    <style:style style:name="gr11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5cm" fo:min-width="11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0.852cm" fo:min-width="3.908cm" loext:decorative="false"/>
      <style:paragraph-properties style:writing-mode="lr-tb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1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88cm" svg:height="1.64cm" svg:x="3.085cm" svg:y="0.25cm">
          <text:p text:style-name="P1"><text:span text:style-name="T1">начало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299cm" svg:y1="1.891cm" svg:x2="6.299cm" svg:y2="2.876cm">
          <text:p/>
        </draw:line>
        <draw:line draw:style-name="gr2" draw:text-style-name="P3" draw:layer="layout" svg:x1="6.399cm" svg:y1="9.089cm" svg:x2="6.399cm" svg:y2="10.074cm">
          <text:p/>
        </draw:line>
        <draw:line draw:style-name="gr2" draw:text-style-name="P3" draw:layer="layout" svg:x1="6.399cm" svg:y1="16.416cm" svg:x2="6.399cm" svg:y2="17.401cm">
          <text:p/>
        </draw:line>
        <draw:polygon draw:style-name="gr3" draw:text-style-name="P5" draw:layer="layout" svg:width="8.34cm" svg:height="1.312cm" svg:x="2.1cm" svg:y="7.787cm" svg:viewBox="0 0 8341 1313" draw:points="1936,0 6696,0 6672,7 8341,438 8341,1313 0,1313 0,501">
          <text:p text:style-name="P4"><text:span text:style-name="T2">for(i:=step; i&lt;=1; </text:span><text:span text:style-name="T1">i:=i+step)</text:span></text:p>
        </draw:polygon>
        <draw:line draw:style-name="gr2" draw:text-style-name="P3" draw:layer="layout" svg:x1="6.299cm" svg:y1="6.791cm" svg:x2="6.299cm" svg:y2="7.776cm">
          <text:p/>
        </draw:line>
        <draw:polygon draw:style-name="gr4" draw:text-style-name="P5" draw:layer="layout" svg:width="8.34cm" svg:height="1.312cm" draw:transform="rotate (-3.14159265358979) translate (10.749cm 18.662cm)" svg:viewBox="0 0 8341 1313" draw:points="1936,0 6696,0 6672,7 8341,438 8341,1313 0,1313 0,501">
          <text:p/>
        </draw:polygon>
        <draw:frame draw:style-name="gr5" draw:text-style-name="P7" draw:layer="layout" svg:width="6.869cm" svg:height="1.361cm" svg:x="3.631cm" svg:y="17.689cm">
          <draw:text-box>
            <text:p text:style-name="P6"><text:span text:style-name="T2">for(i:=step; i&lt;=1; </text:span><text:span text:style-name="T1">i:=i+step)</text:span></text:p>
          </draw:text-box>
        </draw:frame>
        <draw:line draw:style-name="gr2" draw:text-style-name="P3" draw:layer="layout" svg:x1="6.399cm" svg:y1="18.616cm" svg:x2="6.399cm" svg:y2="19.601cm">
          <text:p/>
        </draw:line>
        <draw:line draw:style-name="gr6" draw:text-style-name="P3" draw:layer="layout" svg:x1="12.75cm" svg:y1="2.8cm" svg:x2="12.75cm" svg:y2="4.75cm">
          <text:p/>
        </draw:line>
        <draw:line draw:style-name="gr6" draw:text-style-name="P3" draw:layer="layout" svg:x1="12.75cm" svg:y1="2.8cm" svg:x2="13.5cm" svg:y2="2.8cm">
          <text:p/>
        </draw:line>
        <draw:line draw:style-name="gr6" draw:text-style-name="P3" draw:layer="layout" svg:x1="12.75cm" svg:y1="4.8cm" svg:x2="13.5cm" svg:y2="4.8cm">
          <text:p/>
        </draw:line>
        <draw:frame draw:style-name="gr7" draw:text-style-name="P8" draw:layer="layout" svg:width="8.511cm" svg:height="1.916cm" svg:x="12.6cm" svg:y="2.9cm">
          <draw:text-box>
            <text:p><text:span text:style-name="T1">fabs(value) — </text:span><text:span text:style-name="T1">модуль value</text:span></text:p>
            <text:p><text:span text:style-name="T1">sinh(x) — </text:span><text:span text:style-name="T1">гиперболический </text:span><text:span text:style-name="T1">синус x</text:span></text:p>
            <text:p><text:span text:style-name="T1">acos(x) — </text:span><text:span text:style-name="T1">арккосинус x</text:span></text:p>
          </draw:text-box>
        </draw:frame>
        <draw:custom-shape draw:style-name="gr8" draw:text-style-name="P9" draw:layer="layout" svg:width="11.75cm" svg:height="1.3cm" svg:x="0.5cm" svg:y="5.45cm">
          <text:p text:style-name="P6"><text:span text:style-name="T1">arg:=0</text:span></text:p>
          <text:p text:style-name="P6"><text:span text:style-name="T1">step:=1/n</text:span></text:p>
          <draw:enhanced-geometry svg:viewBox="0 0 21600 21600" draw:type="rectangle" draw:enhanced-path="M 0 0 L 21600 0 21600 21600 0 21600 0 0 Z N"/>
        </draw:custom-shape>
        <draw:path draw:style-name="gr9" draw:text-style-name="P5" draw:layer="layout" svg:width="11.749cm" svg:height="1.599cm" svg:x="0.5cm" svg:y="2.9cm" svg:viewBox="0 0 11750 1600" svg:d="M0 1600v-1600h11750v1600zM653 55v1545zM11097 55v1545z">
          <text:p text:style-name="P6"><text:span text:style-name="T1">va</text:span><text:span text:style-name="T1">lu</text:span><text:span text:style-name="T1">e:</text:span><text:span text:style-name="T1">=f</text:span><text:span text:style-name="T1">a</text:span><text:span text:style-name="T1">bs</text:span><text:span text:style-name="T1">(si</text:span><text:span text:style-name="T1">n</text:span><text:span text:style-name="T1">h(</text:span><text:span text:style-name="T1">0) </text:span><text:span text:style-name="T1">+ </text:span><text:span text:style-name="T1">ac</text:span><text:span text:style-name="T1">os</text:span><text:span text:style-name="T1">(0</text:span><text:span text:style-name="T1">) </text:span><text:span text:style-name="T1">— </text:span><text:span text:style-name="T1">1.</text:span><text:span text:style-name="T1">5)</text:span></text:p>
          <text:p text:style-name="P6"><text:span text:style-name="T2">n:</text:span><text:span text:style-name="T2">=i</text:span><text:span text:style-name="T2">n</text:span><text:span text:style-name="T2">p</text:span><text:span text:style-name="T2">ut</text:span><text:span text:style-name="T2">_v</text:span><text:span text:style-name="T2">al</text:span><text:span text:style-name="T2">u</text:span><text:span text:style-name="T2">e(</text:span><text:span text:style-name="T2">"i</text:span><text:span text:style-name="T2">n</text:span><text:span text:style-name="T2">p</text:span><text:span text:style-name="T2">ut</text:span><text:span text:style-name="T2">", </text:span><text:span text:style-name="T2">"e</text:span><text:span text:style-name="T2">rr</text:span><text:span text:style-name="T2">or</text:span><text:span text:style-name="T1">", </text:span><text:span text:style-name="T1">tr</text:span><text:span text:style-name="T1">u</text:span><text:span text:style-name="T1">e, </text:span><text:span text:style-name="T1">1)</text:span></text:p>
        </draw:path>
        <draw:line draw:style-name="gr2" draw:text-style-name="P3" draw:layer="layout" svg:x1="6.299cm" svg:y1="4.491cm" svg:x2="6.299cm" svg:y2="5.476cm">
          <text:p/>
        </draw:line>
        <draw:path draw:style-name="gr9" draw:text-style-name="P5" draw:layer="layout" svg:width="11.749cm" svg:height="0.899cm" svg:x="0.5cm" svg:y="10.1cm" svg:viewBox="0 0 11750 900" svg:d="M0 900v-900h11750v900zM653 31v869zM11097 31v869z">
          <text:p text:style-name="P6"><text:span text:style-name="T2">v1</text:span><text:span text:style-name="T1">:=fabs(sinh(i) + acos(i) — 1.5)</text:span></text:p>
        </draw:path>
        <draw:line draw:style-name="gr2" draw:text-style-name="P3" draw:layer="layout" svg:x1="6.399cm" svg:y1="10.989cm" svg:x2="6.399cm" svg:y2="11.974cm">
          <text:p/>
        </draw:line>
        <draw:custom-shape draw:style-name="gr10" draw:text-style-name="P5" draw:layer="layout" svg:width="6.25cm" svg:height="2cm" svg:x="3.3cm" svg:y="12cm">
          <text:p text:style-name="P1"><text:span text:style-name="T1">value &gt; v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9" draw:layer="layout" svg:width="11.75cm" svg:height="1.3cm" svg:x="0.5cm" svg:y="15.05cm">
          <text:p text:style-name="P6"><text:span text:style-name="T1">value:=v1</text:span></text:p>
          <text:p text:style-name="P6"><text:span text:style-name="T1">arg:=i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399cm" svg:y1="14.016cm" svg:x2="6.399cm" svg:y2="15.001cm">
          <text:p/>
        </draw:line>
        <draw:frame draw:style-name="gr12" draw:text-style-name="P10" draw:layer="layout" svg:width="1.066cm" svg:height="0.806cm" svg:x="6.5cm" svg:y="14cm">
          <draw:text-box>
            <text:p><text:span text:style-name="T1">да</text:span></text:p>
          </draw:text-box>
        </draw:frame>
        <draw:line draw:style-name="gr6" draw:text-style-name="P3" draw:layer="layout" svg:x1="9.5cm" svg:y1="13cm" svg:x2="13cm" svg:y2="13cm">
          <text:p/>
        </draw:line>
        <draw:line draw:style-name="gr6" draw:text-style-name="P3" draw:layer="layout" svg:x1="13cm" svg:y1="13cm" svg:x2="13cm" svg:y2="16.75cm">
          <text:p/>
        </draw:line>
        <draw:line draw:style-name="gr13" draw:text-style-name="P3" draw:layer="layout" svg:x1="13cm" svg:y1="16.7cm" svg:x2="6.5cm" svg:y2="16.8cm">
          <text:p/>
        </draw:line>
        <draw:line draw:style-name="gr6" draw:text-style-name="P3" draw:layer="layout" svg:x1="10.75cm" svg:y1="17.75cm" svg:x2="14cm" svg:y2="17.75cm">
          <text:p/>
        </draw:line>
        <draw:line draw:style-name="gr6" draw:text-style-name="P3" draw:layer="layout" svg:x1="14cm" svg:y1="17.75cm" svg:x2="14cm" svg:y2="8.5cm">
          <text:p/>
        </draw:line>
        <draw:line draw:style-name="gr14" draw:text-style-name="P3" draw:layer="layout" svg:x1="14cm" svg:y1="8.5cm" svg:x2="10.5cm" svg:y2="8.5cm">
          <text:p/>
        </draw:line>
        <draw:frame draw:style-name="gr12" draw:text-style-name="P8" draw:layer="layout" svg:width="1.261cm" svg:height="0.806cm" svg:x="9.489cm" svg:y="12.25cm">
          <draw:text-box>
            <text:p><text:span text:style-name="T1">нет</text:span></text:p>
          </draw:text-box>
        </draw:frame>
        <draw:custom-shape draw:style-name="gr15" draw:text-style-name="P5" draw:layer="layout" svg:width="7cm" svg:height="1.75cm" svg:x="3cm" svg:y="19.65cm">
          <text:p text:style-name="P4"><text:span text:style-name="T1">вывод(arg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position-x="$0" draw:handle-position-y="top" draw:handle-range-x-minimum="0" draw:handle-range-x-maximum="21600"/>
          </draw:enhanced-geometry>
        </draw:custom-shape>
        <draw:line draw:style-name="gr2" draw:text-style-name="P3" draw:layer="layout" svg:x1="6.399cm" svg:y1="21.416cm" svg:x2="6.399cm" svg:y2="22.401cm">
          <text:p/>
        </draw:line>
        <draw:custom-shape draw:style-name="gr1" draw:text-style-name="P2" draw:layer="layout" svg:width="6.488cm" svg:height="1.64cm" svg:x="3.086cm" svg:y="22.451cm">
          <text:p text:style-name="P1"><text:span text:style-name="T1">конец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35:07.895452767</meta:creation-date>
    <dc:date>2025-10-17T21:28:02.428158095</dc:date>
    <meta:editing-duration>PT41M2S</meta:editing-duration>
    <meta:editing-cycles>7</meta:editing-cycles>
    <meta:generator>LibreOffice/25.2.6.2$Linux_X86_64 LibreOffice_project/520$Build-2</meta:generator>
    <meta:document-statistic meta:object-count="32"/>
  </office:meta>
</office:document-meta>
</file>